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0000000805D78D18D.png" manifest:media-type="image/png"/>
  <manifest:file-entry manifest:full-path="Pictures/100000010000008000000080ACBD81F6.png" manifest:media-type="image/png"/>
  <manifest:file-entry manifest:full-path="Pictures/1000000100000080000000802837B10B.png" manifest:media-type="image/png"/>
  <manifest:file-entry manifest:full-path="Pictures/100000010000008000000080C7152101.png" manifest:media-type="image/png"/>
  <manifest:file-entry manifest:full-path="Pictures/100000010000008000000080FC8D77DF.png" manifest:media-type="image/png"/>
  <manifest:file-entry manifest:full-path="Pictures/10000001000000800000008063A5BDDA.png" manifest:media-type="image/png"/>
  <manifest:file-entry manifest:full-path="Pictures/100000010000008000000080DF7DE5AF.png" manifest:media-type="image/png"/>
  <manifest:file-entry manifest:full-path="Pictures/100000010000008000000080149F4294.png" manifest:media-type="image/png"/>
  <manifest:file-entry manifest:full-path="Pictures/1000000100000080000000809678BCDD.png" manifest:media-type="image/png"/>
  <manifest:file-entry manifest:full-path="Pictures/1000000100000080000000805DC117CC.png" manifest:media-type="image/png"/>
  <manifest:file-entry manifest:full-path="Pictures/100000010000008000000080B93E95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officeooo:rsid="001e106d" officeooo:paragraph-rsid="001e106d"/>
    </style:style>
    <style:style style:name="P2" style:family="paragraph" style:parent-style-name="Standard">
      <style:paragraph-properties fo:line-height="115%"/>
      <style:text-properties officeooo:rsid="001e106d" officeooo:paragraph-rsid="00313727"/>
    </style:style>
    <style:style style:name="P3" style:family="paragraph" style:parent-style-name="Standard">
      <style:paragraph-properties fo:line-height="115%"/>
      <style:text-properties officeooo:rsid="001e106d" officeooo:paragraph-rsid="0050c3f0"/>
    </style:style>
    <style:style style:name="P4" style:family="paragraph" style:parent-style-name="Standard">
      <style:paragraph-properties fo:line-height="115%"/>
      <style:text-properties officeooo:rsid="001e106d" officeooo:paragraph-rsid="00357e43"/>
    </style:style>
    <style:style style:name="P5" style:family="paragraph" style:parent-style-name="Standard">
      <style:paragraph-properties fo:line-height="115%"/>
      <style:text-properties officeooo:rsid="0029a91c" officeooo:paragraph-rsid="0029a91c"/>
    </style:style>
    <style:style style:name="P6" style:family="paragraph" style:parent-style-name="Standard">
      <style:paragraph-properties fo:line-height="115%"/>
      <style:text-properties fo:font-size="11pt" officeooo:rsid="001e106d" officeooo:paragraph-rsid="001e106d" style:font-size-asian="11pt" style:font-size-complex="11pt"/>
    </style:style>
    <style:style style:name="P7" style:family="paragraph" style:parent-style-name="Standard">
      <style:paragraph-properties fo:line-height="115%"/>
      <style:text-properties fo:font-size="11pt" officeooo:rsid="001e106d" officeooo:paragraph-rsid="004ecd58" style:font-size-asian="11pt" style:font-size-complex="11pt"/>
    </style:style>
    <style:style style:name="P8" style:family="paragraph" style:parent-style-name="Standard">
      <style:paragraph-properties fo:line-height="115%"/>
      <style:text-properties fo:font-size="11pt" officeooo:rsid="001e106d" officeooo:paragraph-rsid="0050c3f0" style:font-size-asian="11pt" style:font-size-complex="11pt"/>
    </style:style>
    <style:style style:name="P9" style:family="paragraph" style:parent-style-name="Standard">
      <style:paragraph-properties fo:line-height="115%"/>
      <style:text-properties fo:font-size="11pt" officeooo:rsid="00313727" officeooo:paragraph-rsid="00313727" style:font-size-asian="11pt" style:font-size-complex="11pt"/>
    </style:style>
    <style:style style:name="P10" style:family="paragraph" style:parent-style-name="Standard">
      <style:paragraph-properties fo:line-height="115%"/>
      <style:text-properties fo:font-size="11pt" officeooo:rsid="00326945" officeooo:paragraph-rsid="00326945" style:font-size-asian="11pt" style:font-size-complex="11pt"/>
    </style:style>
    <style:style style:name="P11" style:family="paragraph" style:parent-style-name="Standard">
      <style:paragraph-properties fo:line-height="115%"/>
      <style:text-properties fo:font-size="11pt" officeooo:rsid="00326945" officeooo:paragraph-rsid="00357e43" style:font-size-asian="11pt" style:font-size-complex="11pt"/>
    </style:style>
    <style:style style:name="P12" style:family="paragraph" style:parent-style-name="Standard">
      <style:paragraph-properties fo:line-height="115%"/>
      <style:text-properties fo:font-size="11pt" officeooo:rsid="0033769b" officeooo:paragraph-rsid="0033769b" style:font-size-asian="11pt" style:font-size-complex="11pt"/>
    </style:style>
    <style:style style:name="P13" style:family="paragraph" style:parent-style-name="Standard">
      <style:paragraph-properties fo:line-height="115%"/>
      <style:text-properties fo:font-size="11pt" officeooo:rsid="0033769b" officeooo:paragraph-rsid="00357e43" style:font-size-asian="11pt" style:font-size-complex="11pt"/>
    </style:style>
    <style:style style:name="P14" style:family="paragraph" style:parent-style-name="Standard">
      <style:paragraph-properties fo:line-height="115%"/>
      <style:text-properties fo:font-size="11pt" officeooo:rsid="003b5d62" officeooo:paragraph-rsid="003b5d62" style:font-size-asian="11pt" style:font-size-complex="11pt"/>
    </style:style>
    <style:style style:name="P15" style:family="paragraph" style:parent-style-name="Standard">
      <style:paragraph-properties fo:line-height="115%"/>
      <style:text-properties fo:font-size="11pt" officeooo:rsid="003c1a3c" officeooo:paragraph-rsid="003c1a3c" style:font-size-asian="11pt" style:font-size-complex="11pt"/>
    </style:style>
    <style:style style:name="P16" style:family="paragraph" style:parent-style-name="Standard">
      <style:paragraph-properties fo:line-height="115%"/>
      <style:text-properties fo:font-size="11pt" officeooo:rsid="003ee152" officeooo:paragraph-rsid="003ee152" style:font-size-asian="11pt" style:font-size-complex="11pt"/>
    </style:style>
    <style:style style:name="P17" style:family="paragraph" style:parent-style-name="Standard">
      <style:paragraph-properties fo:line-height="115%"/>
      <style:text-properties fo:font-size="11pt" fo:font-style="italic" officeooo:rsid="00313727" officeooo:paragraph-rsid="00313727" style:font-size-asian="11pt" style:font-style-asian="italic" style:font-size-complex="11pt" style:font-style-complex="italic"/>
    </style:style>
    <style:style style:name="P18" style:family="paragraph" style:parent-style-name="Standard">
      <style:paragraph-properties fo:line-height="115%"/>
      <style:text-properties fo:font-size="11pt" fo:font-style="italic" officeooo:rsid="00313727" officeooo:paragraph-rsid="00313727" style:font-size-asian="9.60000038146973pt" style:font-style-asian="italic" style:font-size-complex="11pt" style:font-style-complex="italic"/>
    </style:style>
    <style:style style:name="P19" style:family="paragraph" style:parent-style-name="Standard">
      <style:paragraph-properties fo:line-height="115%"/>
      <style:text-properties officeooo:rsid="002f2781" officeooo:paragraph-rsid="001e106d"/>
    </style:style>
    <style:style style:name="P20" style:family="paragraph" style:parent-style-name="Standard">
      <style:paragraph-properties fo:line-height="115%"/>
      <style:text-properties fo:font-style="normal" officeooo:rsid="00366d2a" officeooo:paragraph-rsid="00366d2a" style:font-style-asian="normal" style:font-style-complex="normal"/>
    </style:style>
    <style:style style:name="P21" style:family="paragraph" style:parent-style-name="Standard">
      <style:paragraph-properties fo:line-height="115%"/>
      <style:text-properties fo:font-style="normal" officeooo:rsid="005461db" officeooo:paragraph-rsid="005461db" style:font-style-asian="normal" style:font-style-complex="normal"/>
    </style:style>
    <style:style style:name="P22" style:family="paragraph" style:parent-style-name="Standard">
      <style:paragraph-properties fo:line-height="115%"/>
      <style:text-properties fo:font-style="normal" officeooo:rsid="0056707b" officeooo:paragraph-rsid="0056707b" style:font-style-asian="normal" style:font-style-complex="normal"/>
    </style:style>
    <style:style style:name="P23" style:family="paragraph" style:parent-style-name="Standard">
      <style:paragraph-properties fo:line-height="115%"/>
      <style:text-properties fo:font-style="normal" officeooo:rsid="005f9e7b" officeooo:paragraph-rsid="00628353" style:font-style-asian="normal" style:font-style-complex="normal"/>
    </style:style>
    <style:style style:name="P24" style:family="paragraph" style:parent-style-name="Standard">
      <style:paragraph-properties fo:line-height="115%"/>
      <style:text-properties officeooo:rsid="00313727" officeooo:paragraph-rsid="00313727"/>
    </style:style>
    <style:style style:name="P25" style:family="paragraph" style:parent-style-name="Standard" style:list-style-name="L1">
      <style:paragraph-properties fo:line-height="115%"/>
      <style:text-properties fo:font-size="11pt" fo:font-style="italic" officeooo:rsid="0033769b" officeooo:paragraph-rsid="0033769b" style:font-size-asian="11pt" style:font-style-asian="italic" style:font-size-complex="11pt" style:font-style-complex="italic"/>
    </style:style>
    <style:style style:name="P26" style:family="paragraph" style:parent-style-name="Standard" style:list-style-name="L1">
      <style:paragraph-properties fo:line-height="115%"/>
      <style:text-properties fo:font-size="11pt" fo:font-style="italic" officeooo:rsid="0033769b" officeooo:paragraph-rsid="00357e43" style:font-size-asian="11pt" style:font-style-asian="italic" style:font-size-complex="11pt" style:font-style-complex="italic"/>
    </style:style>
    <style:style style:name="P27" style:family="paragraph" style:parent-style-name="Standard" style:list-style-name="L2">
      <style:paragraph-properties fo:line-height="115%"/>
      <style:text-properties fo:font-size="11pt" fo:font-style="italic" officeooo:rsid="0033769b" officeooo:paragraph-rsid="0033769b" style:font-size-asian="11pt" style:font-style-asian="italic" style:font-size-complex="11pt" style:font-style-complex="italic"/>
    </style:style>
    <style:style style:name="P28" style:family="paragraph" style:parent-style-name="Standard" style:list-style-name="L3">
      <style:paragraph-properties fo:line-height="115%"/>
      <style:text-properties fo:font-size="11pt" fo:font-style="italic" officeooo:rsid="0033769b" officeooo:paragraph-rsid="00357e43" style:font-size-asian="11pt" style:font-style-asian="italic" style:font-size-complex="11pt" style:font-style-complex="italic"/>
    </style:style>
    <style:style style:name="P29" style:family="paragraph" style:parent-style-name="Standard">
      <style:paragraph-properties fo:line-height="115%"/>
      <style:text-properties fo:font-size="11pt" fo:font-style="italic" officeooo:rsid="0033769b" officeooo:paragraph-rsid="00357e43" style:font-size-asian="11pt" style:font-style-asian="italic" style:font-size-complex="11pt" style:font-style-complex="italic"/>
    </style:style>
    <style:style style:name="P30" style:family="paragraph" style:parent-style-name="Standard" style:list-style-name="L1">
      <style:paragraph-properties fo:line-height="115%"/>
      <style:text-properties fo:font-size="11pt" fo:font-style="italic" officeooo:rsid="0038940d" officeooo:paragraph-rsid="0038940d" style:font-size-asian="11pt" style:font-style-asian="italic" style:font-size-complex="11pt" style:font-style-complex="italic"/>
    </style:style>
    <style:style style:name="P31" style:family="paragraph" style:parent-style-name="Standard" style:list-style-name="L2">
      <style:paragraph-properties fo:line-height="115%"/>
      <style:text-properties fo:font-size="11pt" fo:font-style="italic" officeooo:rsid="0038940d" officeooo:paragraph-rsid="003af25f" style:font-size-asian="11pt" style:font-style-asian="italic" style:font-size-complex="11pt" style:font-style-complex="italic"/>
    </style:style>
    <style:style style:name="P32" style:family="paragraph" style:parent-style-name="Standard" style:list-style-name="L2">
      <style:paragraph-properties fo:line-height="115%"/>
      <style:text-properties fo:font-size="11pt" fo:font-style="italic" officeooo:rsid="0038940d" officeooo:paragraph-rsid="0038940d" style:font-size-asian="11pt" style:font-style-asian="italic" style:font-size-complex="11pt" style:font-style-complex="italic"/>
    </style:style>
    <style:style style:name="P33" style:family="paragraph" style:parent-style-name="Standard">
      <style:paragraph-properties fo:line-height="115%"/>
      <style:text-properties fo:font-size="11pt" fo:font-style="italic" officeooo:rsid="00313727" officeooo:paragraph-rsid="00313727" style:font-size-asian="11pt" style:font-style-asian="italic" style:font-size-complex="11pt" style:font-style-complex="italic"/>
    </style:style>
    <style:style style:name="P34" style:family="paragraph" style:parent-style-name="Standard">
      <style:paragraph-properties fo:line-height="115%"/>
      <style:text-properties fo:font-size="11pt" fo:font-style="italic" officeooo:rsid="00801343" officeooo:paragraph-rsid="008c7d29" style:font-size-asian="11pt" style:font-style-asian="italic" style:font-size-complex="11pt" style:font-style-complex="italic"/>
    </style:style>
    <style:style style:name="P35" style:family="paragraph" style:parent-style-name="Standard">
      <style:paragraph-properties fo:line-height="115%"/>
      <style:text-properties fo:font-size="11pt" fo:font-style="italic" officeooo:rsid="00801343" officeooo:paragraph-rsid="008eadad" style:font-size-asian="11pt" style:font-style-asian="italic" style:font-size-complex="11pt" style:font-style-complex="italic"/>
    </style:style>
    <style:style style:name="P36" style:family="paragraph" style:parent-style-name="Standard">
      <style:paragraph-properties fo:line-height="115%"/>
      <style:text-properties fo:font-size="11pt" fo:font-style="italic" officeooo:rsid="00801343" officeooo:paragraph-rsid="00964c14" style:font-size-asian="11pt" style:font-style-asian="italic" style:font-size-complex="11pt" style:font-style-complex="italic"/>
    </style:style>
    <style:style style:name="P37" style:family="paragraph" style:parent-style-name="Standard" style:list-style-name="L6">
      <style:paragraph-properties fo:line-height="115%"/>
      <style:text-properties fo:font-size="11pt" fo:font-style="italic" officeooo:rsid="00801343" officeooo:paragraph-rsid="00964c14" style:font-size-asian="11pt" style:font-style-asian="italic" style:font-size-complex="11pt" style:font-style-complex="italic"/>
    </style:style>
    <style:style style:name="P38" style:family="paragraph" style:parent-style-name="Standard">
      <style:paragraph-properties fo:line-height="115%"/>
      <style:text-properties fo:font-size="11pt" officeooo:rsid="00313727" officeooo:paragraph-rsid="00313727" style:font-size-asian="9.60000038146973pt" style:font-size-complex="11pt"/>
    </style:style>
    <style:style style:name="P39" style:family="paragraph" style:parent-style-name="Standard" style:list-style-name="L4">
      <style:paragraph-properties fo:line-height="115%"/>
      <style:text-properties fo:font-size="11pt" officeooo:rsid="0029a91c" officeooo:paragraph-rsid="0029a91c" style:font-size-asian="11pt" style:font-size-complex="11pt"/>
    </style:style>
    <style:style style:name="P40" style:family="paragraph" style:parent-style-name="Standard" style:list-style-name="L4">
      <style:paragraph-properties fo:line-height="115%"/>
      <style:text-properties fo:font-size="11pt" fo:font-style="normal" officeooo:rsid="0029a91c" officeooo:paragraph-rsid="0029a91c" style:font-size-asian="11pt" style:font-style-asian="normal" style:font-size-complex="11pt" style:font-style-complex="normal"/>
    </style:style>
    <style:style style:name="P41" style:family="paragraph" style:parent-style-name="Standard">
      <style:paragraph-properties fo:line-height="115%"/>
      <style:text-properties fo:font-style="normal" officeooo:rsid="005f9e7b" officeooo:paragraph-rsid="00628353" style:font-style-asian="normal" style:font-style-complex="normal"/>
    </style:style>
    <style:style style:name="P42" style:family="paragraph" style:parent-style-name="Standard">
      <style:paragraph-properties fo:line-height="115%"/>
      <style:text-properties fo:font-style="normal" officeooo:rsid="005f9e7b" officeooo:paragraph-rsid="006f2b84" style:font-style-asian="normal" style:font-style-complex="normal"/>
    </style:style>
    <style:style style:name="P43" style:family="paragraph" style:parent-style-name="Standard">
      <style:paragraph-properties fo:line-height="115%"/>
      <style:text-properties fo:font-style="normal" officeooo:rsid="007ee89d" officeooo:paragraph-rsid="007ee89d" style:font-style-asian="normal" style:font-style-complex="normal"/>
    </style:style>
    <style:style style:name="P44" style:family="paragraph" style:parent-style-name="Standard">
      <style:paragraph-properties fo:line-height="115%"/>
      <style:text-properties fo:font-style="normal" officeooo:rsid="0029a91c" officeooo:paragraph-rsid="008279f2" style:font-style-asian="normal" style:font-style-complex="normal"/>
    </style:style>
    <style:style style:name="P45" style:family="paragraph" style:parent-style-name="Standard">
      <style:paragraph-properties fo:line-height="115%"/>
      <style:text-properties style:use-window-font-color="true" loext:opacity="0%" fo:font-style="normal" officeooo:rsid="0066c6f0" officeooo:paragraph-rsid="0066c6f0" style:font-style-asian="normal" style:font-style-complex="normal"/>
    </style:style>
    <style:style style:name="P46" style:family="paragraph" style:parent-style-name="Standard">
      <style:paragraph-properties fo:line-height="115%"/>
      <style:text-properties style:use-window-font-color="true" loext:opacity="0%" fo:font-style="normal" officeooo:rsid="005f9e7b" officeooo:paragraph-rsid="00628353" style:font-style-asian="normal" style:font-style-complex="normal"/>
    </style:style>
    <style:style style:name="P47" style:family="paragraph">
      <style:text-properties fo:font-size="12pt"/>
    </style:style>
    <style:style style:name="T1" style:family="text">
      <style:text-properties fo:font-style="italic" style:font-style-asian="italic" style:font-style-complex="italic"/>
    </style:style>
    <style:style style:name="T2" style:family="text">
      <style:text-properties fo:font-style="italic" officeooo:rsid="002a93db" style:font-style-asian="italic" style:font-style-complex="italic"/>
    </style:style>
    <style:style style:name="T3" style:family="text">
      <style:text-properties fo:font-style="italic" officeooo:rsid="00313727" style:font-style-asian="italic" style:font-style-complex="italic"/>
    </style:style>
    <style:style style:name="T4" style:family="text">
      <style:text-properties fo:font-style="italic" officeooo:rsid="0042159e" style:font-style-asian="italic" style:font-style-complex="italic"/>
    </style:style>
    <style:style style:name="T5" style:family="text">
      <style:text-properties fo:font-style="italic" officeooo:rsid="00491146" style:font-style-asian="italic" style:font-style-complex="italic"/>
    </style:style>
    <style:style style:name="T6" style:family="text">
      <style:text-properties fo:font-style="italic" officeooo:rsid="004ecd58" style:font-style-asian="italic" style:font-style-complex="italic"/>
    </style:style>
    <style:style style:name="T7" style:family="text">
      <style:text-properties fo:font-style="italic" officeooo:rsid="0033769b" style:font-style-asian="italic" style:font-style-complex="italic"/>
    </style:style>
    <style:style style:name="T8" style:family="text">
      <style:text-properties fo:font-style="italic" officeooo:rsid="0097ab95" style:font-style-asian="italic" style:font-style-complex="italic"/>
    </style:style>
    <style:style style:name="T9" style:family="text">
      <style:text-properties fo:font-style="italic" officeooo:rsid="00a18dc6" style:font-style-asian="italic" style:font-style-complex="italic"/>
    </style:style>
    <style:style style:name="T10" style:family="text">
      <style:text-properties fo:font-size="10pt" fo:font-style="italic" officeooo:rsid="0025761d" style:font-size-asian="10pt" style:font-style-asian="italic" style:font-size-complex="10pt" style:font-style-complex="italic"/>
    </style:style>
    <style:style style:name="T11" style:family="text">
      <style:text-properties fo:font-style="normal" style:font-style-asian="normal" style:font-style-complex="normal"/>
    </style:style>
    <style:style style:name="T12" style:family="text">
      <style:text-properties fo:font-style="normal" officeooo:rsid="002a93db" style:font-style-asian="normal" style:font-style-complex="normal"/>
    </style:style>
    <style:style style:name="T13" style:family="text">
      <style:text-properties fo:font-style="normal" officeooo:rsid="0033951e" style:font-style-asian="normal" style:font-style-complex="normal"/>
    </style:style>
    <style:style style:name="T14" style:family="text">
      <style:text-properties fo:font-style="normal" officeooo:rsid="00357e43" style:font-style-asian="normal" style:font-style-complex="normal"/>
    </style:style>
    <style:style style:name="T15" style:family="text">
      <style:text-properties fo:font-style="normal" officeooo:rsid="0038940d" style:font-style-asian="normal" style:font-style-complex="normal"/>
    </style:style>
    <style:style style:name="T16" style:family="text">
      <style:text-properties fo:font-style="normal" officeooo:rsid="003af25f" style:font-style-asian="normal" style:font-style-complex="normal"/>
    </style:style>
    <style:style style:name="T17" style:family="text">
      <style:text-properties fo:font-style="normal" officeooo:rsid="00491146" style:font-style-asian="normal" style:font-style-complex="normal"/>
    </style:style>
    <style:style style:name="T18" style:family="text">
      <style:text-properties fo:font-style="normal" officeooo:rsid="004ecd58" style:font-style-asian="normal" style:font-style-complex="normal"/>
    </style:style>
    <style:style style:name="T19" style:family="text">
      <style:text-properties fo:font-style="normal" officeooo:rsid="0050c3f0" style:font-style-asian="normal" style:font-style-complex="normal"/>
    </style:style>
    <style:style style:name="T20" style:family="text">
      <style:text-properties fo:font-style="normal" officeooo:rsid="0051cb47" style:font-style-asian="normal" style:font-style-complex="normal"/>
    </style:style>
    <style:style style:name="T21" style:family="text">
      <style:text-properties fo:font-style="normal" style:font-size-asian="9.60000038146973pt" style:font-style-asian="normal" style:font-style-complex="normal"/>
    </style:style>
    <style:style style:name="T22" style:family="text">
      <style:text-properties fo:font-style="normal" officeooo:rsid="0033951e" style:font-size-asian="9.60000038146973pt" style:font-style-asian="normal" style:font-style-complex="normal"/>
    </style:style>
    <style:style style:name="T23" style:family="text">
      <style:text-properties fo:font-style="normal" officeooo:rsid="00825309" style:font-size-asian="9.60000038146973pt" style:font-style-asian="normal" style:font-style-complex="normal"/>
    </style:style>
    <style:style style:name="T24" style:family="text">
      <style:text-properties fo:font-style="normal" officeooo:rsid="0086ae5f" style:font-size-asian="9.60000038146973pt" style:font-style-asian="normal" style:font-style-complex="normal"/>
    </style:style>
    <style:style style:name="T25" style:family="text">
      <style:text-properties fo:font-style="normal" officeooo:rsid="0087fe89" style:font-size-asian="9.60000038146973pt" style:font-style-asian="normal" style:font-style-complex="normal"/>
    </style:style>
    <style:style style:name="T26" style:family="text">
      <style:text-properties fo:font-style="normal" officeooo:rsid="0088de76" style:font-size-asian="9.60000038146973pt" style:font-style-asian="normal" style:font-style-complex="normal"/>
    </style:style>
    <style:style style:name="T27" style:family="text">
      <style:text-properties fo:font-style="normal" officeooo:rsid="008ac6b4" style:font-size-asian="9.60000038146973pt" style:font-style-asian="normal" style:font-style-complex="normal"/>
    </style:style>
    <style:style style:name="T28" style:family="text">
      <style:text-properties fo:font-style="normal" officeooo:rsid="008e37c2" style:font-size-asian="9.60000038146973pt" style:font-style-asian="normal" style:font-style-complex="normal"/>
    </style:style>
    <style:style style:name="T29" style:family="text">
      <style:text-properties fo:font-style="normal" officeooo:rsid="008eadad" style:font-size-asian="9.60000038146973pt" style:font-style-asian="normal" style:font-style-complex="normal"/>
    </style:style>
    <style:style style:name="T30" style:family="text">
      <style:text-properties fo:font-style="normal" officeooo:rsid="008f6c71" style:font-size-asian="9.60000038146973pt" style:font-style-asian="normal" style:font-style-complex="normal"/>
    </style:style>
    <style:style style:name="T31" style:family="text">
      <style:text-properties fo:font-style="normal" officeooo:rsid="0091695e" style:font-size-asian="9.60000038146973pt" style:font-style-asian="normal" style:font-style-complex="normal"/>
    </style:style>
    <style:style style:name="T32" style:family="text">
      <style:text-properties fo:font-style="normal" officeooo:rsid="0092bb33" style:font-size-asian="9.60000038146973pt" style:font-style-asian="normal" style:font-style-complex="normal"/>
    </style:style>
    <style:style style:name="T33" style:family="text">
      <style:text-properties fo:font-style="normal" officeooo:rsid="0093910e" style:font-size-asian="9.60000038146973pt" style:font-style-asian="normal" style:font-style-complex="normal"/>
    </style:style>
    <style:style style:name="T34" style:family="text">
      <style:text-properties fo:font-style="normal" officeooo:rsid="00947b67" style:font-size-asian="9.60000038146973pt" style:font-style-asian="normal" style:font-style-complex="normal"/>
    </style:style>
    <style:style style:name="T35" style:family="text">
      <style:text-properties fo:font-style="normal" officeooo:rsid="00964c14" style:font-size-asian="9.60000038146973pt" style:font-style-asian="normal" style:font-style-complex="normal"/>
    </style:style>
    <style:style style:name="T36" style:family="text">
      <style:text-properties fo:font-style="normal" officeooo:rsid="009b7cc2" style:font-size-asian="9.60000038146973pt" style:font-style-asian="normal" style:font-style-complex="normal"/>
    </style:style>
    <style:style style:name="T37" style:family="text">
      <style:text-properties fo:font-style="normal" officeooo:rsid="009cb606" style:font-size-asian="9.60000038146973pt" style:font-style-asian="normal" style:font-style-complex="normal"/>
    </style:style>
    <style:style style:name="T38" style:family="text">
      <style:text-properties fo:font-style="normal" officeooo:rsid="009e96b5" style:font-size-asian="9.60000038146973pt" style:font-style-asian="normal" style:font-style-complex="normal"/>
    </style:style>
    <style:style style:name="T39" style:family="text">
      <style:text-properties fo:font-style="normal" officeooo:rsid="00a0202e" style:font-size-asian="9.60000038146973pt" style:font-style-asian="normal" style:font-style-complex="normal"/>
    </style:style>
    <style:style style:name="T40" style:family="text">
      <style:text-properties officeooo:rsid="002a93db"/>
    </style:style>
    <style:style style:name="T41" style:family="text">
      <style:text-properties officeooo:rsid="002ce7db"/>
    </style:style>
    <style:style style:name="T42" style:family="text">
      <style:text-properties fo:font-size="11pt" style:font-size-asian="9.60000038146973pt" style:font-size-complex="11pt"/>
    </style:style>
    <style:style style:name="T43" style:family="text">
      <style:text-properties fo:font-size="11pt" officeooo:rsid="00313727" style:font-size-asian="9.60000038146973pt" style:font-size-complex="11pt"/>
    </style:style>
    <style:style style:name="T44" style:family="text">
      <style:text-properties fo:font-size="11pt" officeooo:rsid="0056707b" style:font-size-asian="9.60000038146973pt" style:font-size-complex="11pt"/>
    </style:style>
    <style:style style:name="T45" style:family="text">
      <style:text-properties fo:font-size="11pt" officeooo:rsid="0059a3a5" style:font-size-asian="9.60000038146973pt" style:font-size-complex="11pt"/>
    </style:style>
    <style:style style:name="T46" style:family="text">
      <style:text-properties fo:font-size="11pt" officeooo:rsid="00628353" style:font-size-asian="9.60000038146973pt" style:font-size-complex="11pt"/>
    </style:style>
    <style:style style:name="T47" style:family="text">
      <style:text-properties fo:font-size="11pt" officeooo:rsid="00677c1e" style:font-size-asian="9.60000038146973pt" style:font-size-complex="11pt"/>
    </style:style>
    <style:style style:name="T48" style:family="text">
      <style:text-properties fo:font-size="11pt" officeooo:rsid="006e4b2f" style:font-size-asian="9.60000038146973pt" style:font-size-complex="11pt"/>
    </style:style>
    <style:style style:name="T49" style:family="text">
      <style:text-properties fo:font-size="11pt" officeooo:rsid="006f2b84" style:font-size-asian="9.60000038146973pt" style:font-size-complex="11pt"/>
    </style:style>
    <style:style style:name="T50" style:family="text">
      <style:text-properties fo:font-size="11pt" officeooo:rsid="0070e719" style:font-size-asian="9.60000038146973pt" style:font-size-complex="11pt"/>
    </style:style>
    <style:style style:name="T51" style:family="text">
      <style:text-properties fo:font-size="11pt" officeooo:rsid="006a387d" style:font-size-asian="9.60000038146973pt" style:font-size-complex="11pt"/>
    </style:style>
    <style:style style:name="T52" style:family="text">
      <style:text-properties fo:font-size="11pt" officeooo:rsid="0072e3c6" style:font-size-asian="9.60000038146973pt" style:font-size-complex="11pt"/>
    </style:style>
    <style:style style:name="T53" style:family="text">
      <style:text-properties fo:font-size="11pt" officeooo:rsid="007731bf" style:font-size-asian="9.60000038146973pt" style:font-size-complex="11pt"/>
    </style:style>
    <style:style style:name="T54" style:family="text">
      <style:text-properties fo:font-size="11pt" officeooo:rsid="0081c35a" style:font-size-asian="9.60000038146973pt" style:font-size-complex="11pt"/>
    </style:style>
    <style:style style:name="T55" style:family="text">
      <style:text-properties fo:font-size="11pt" officeooo:rsid="0085e535" style:font-size-asian="9.60000038146973pt" style:font-size-complex="11pt"/>
    </style:style>
    <style:style style:name="T56" style:family="text">
      <style:text-properties fo:font-size="11pt" officeooo:rsid="0086ae5f" style:font-size-asian="9.60000038146973pt" style:font-size-complex="11pt"/>
    </style:style>
    <style:style style:name="T57" style:family="text">
      <style:text-properties fo:font-size="11pt" officeooo:rsid="009b2dde" style:font-size-asian="9.60000038146973pt" style:font-size-complex="11pt"/>
    </style:style>
    <style:style style:name="T58" style:family="text">
      <style:text-properties fo:font-size="11pt" fo:font-style="italic" style:font-size-asian="9.60000038146973pt" style:font-style-asian="italic" style:font-size-complex="11pt" style:font-style-complex="italic"/>
    </style:style>
    <style:style style:name="T59" style:family="text">
      <style:text-properties fo:font-size="11pt" fo:font-style="italic" officeooo:rsid="00313727" style:font-size-asian="9.60000038146973pt" style:font-style-asian="italic" style:font-size-complex="11pt" style:font-style-complex="italic"/>
    </style:style>
    <style:style style:name="T60" style:family="text">
      <style:text-properties fo:font-size="11pt" fo:font-style="italic" officeooo:rsid="007731bf" style:font-size-asian="9.60000038146973pt" style:font-style-asian="italic" style:font-size-complex="11pt" style:font-style-complex="italic"/>
    </style:style>
    <style:style style:name="T61" style:family="text">
      <style:text-properties fo:font-size="11pt" fo:font-style="normal" officeooo:rsid="0050c3f0" style:font-size-asian="11pt" style:font-style-asian="normal" style:font-size-complex="11pt" style:font-style-complex="normal"/>
    </style:style>
    <style:style style:name="T62" style:family="text">
      <style:text-properties fo:font-size="11pt" fo:font-style="normal" officeooo:rsid="0097ef75" style:font-size-asian="11pt" style:font-style-asian="normal" style:font-size-complex="11pt" style:font-style-complex="normal"/>
    </style:style>
    <style:style style:name="T63" style:family="text">
      <style:text-properties officeooo:rsid="00313727"/>
    </style:style>
    <style:style style:name="T64" style:family="text">
      <style:text-properties officeooo:rsid="0033769b"/>
    </style:style>
    <style:style style:name="T65" style:family="text">
      <style:text-properties officeooo:rsid="00357e43"/>
    </style:style>
    <style:style style:name="T66" style:family="text">
      <style:text-properties style:font-size-asian="9.60000038146973pt"/>
    </style:style>
    <style:style style:name="T67" style:family="text">
      <style:text-properties officeooo:rsid="0086ae5f" style:font-size-asian="9.60000038146973pt"/>
    </style:style>
    <style:style style:name="T68" style:family="text">
      <style:text-properties officeooo:rsid="0087fe89" style:font-size-asian="9.60000038146973pt"/>
    </style:style>
    <style:style style:name="T69" style:family="text">
      <style:text-properties officeooo:rsid="008ac6b4" style:font-size-asian="9.60000038146973pt"/>
    </style:style>
    <style:style style:name="T70" style:family="text">
      <style:text-properties officeooo:rsid="008eadad" style:font-size-asian="9.60000038146973pt"/>
    </style:style>
    <style:style style:name="T71" style:family="text">
      <style:text-properties officeooo:rsid="008f6c71" style:font-size-asian="9.60000038146973pt"/>
    </style:style>
    <style:style style:name="T72" style:family="text">
      <style:text-properties officeooo:rsid="0091695e" style:font-size-asian="9.60000038146973pt"/>
    </style:style>
    <style:style style:name="T73" style:family="text">
      <style:text-properties officeooo:rsid="0094fc40" style:font-size-asian="9.60000038146973pt"/>
    </style:style>
    <style:style style:name="T74" style:family="text">
      <style:text-properties officeooo:rsid="00825309" style:font-size-asian="9.60000038146973pt"/>
    </style:style>
    <style:style style:name="T75" style:family="text">
      <style:text-properties officeooo:rsid="003c1a3c"/>
    </style:style>
    <style:style style:name="T76" style:family="text">
      <style:text-properties officeooo:rsid="003cb292"/>
    </style:style>
    <style:style style:name="T77" style:family="text">
      <style:text-properties officeooo:rsid="003e173d"/>
    </style:style>
    <style:style style:name="T78" style:family="text">
      <style:text-properties fo:color="#ff8000" loext:opacity="100%"/>
    </style:style>
    <style:style style:name="T79" style:family="text">
      <style:text-properties fo:color="#729fcf" loext:opacity="100%"/>
    </style:style>
    <style:style style:name="T80" style:family="text">
      <style:text-properties style:use-window-font-color="true" loext:opacity="0%"/>
    </style:style>
    <style:style style:name="T81" style:family="text">
      <style:text-properties style:use-window-font-color="true" loext:opacity="0%" officeooo:rsid="0051cb47"/>
    </style:style>
    <style:style style:name="T82" style:family="text">
      <style:text-properties officeooo:rsid="0042159e"/>
    </style:style>
    <style:style style:name="T83" style:family="text">
      <style:text-properties officeooo:rsid="00443e38"/>
    </style:style>
    <style:style style:name="T84" style:family="text">
      <style:text-properties officeooo:rsid="00453201"/>
    </style:style>
    <style:style style:name="T85" style:family="text">
      <style:text-properties officeooo:rsid="00462b2f"/>
    </style:style>
    <style:style style:name="T86" style:family="text">
      <style:text-properties officeooo:rsid="00491146"/>
    </style:style>
    <style:style style:name="T87" style:family="text">
      <style:text-properties officeooo:rsid="004a710e"/>
    </style:style>
    <style:style style:name="T88" style:family="text">
      <style:text-properties officeooo:rsid="0051cb47"/>
    </style:style>
    <style:style style:name="T89" style:family="text">
      <style:text-properties officeooo:rsid="005cded5"/>
    </style:style>
    <style:style style:name="T90" style:family="text">
      <style:text-properties fo:color="#bf0041" loext:opacity="100%" fo:font-size="11pt" style:font-size-asian="9.60000038146973pt" style:font-size-complex="11pt"/>
    </style:style>
    <style:style style:name="T91" style:family="text">
      <style:text-properties fo:color="#bf0041" loext:opacity="100%" fo:font-size="11pt" officeooo:rsid="006f2b84" style:font-size-asian="9.60000038146973pt" style:font-size-complex="11pt"/>
    </style:style>
    <style:style style:name="T92" style:family="text">
      <style:text-properties fo:color="#333333" loext:opacity="100%" fo:font-size="11pt" style:font-size-asian="9.60000038146973pt" style:font-size-complex="11pt"/>
    </style:style>
    <style:style style:name="T93" style:family="text">
      <style:text-properties fo:color="#333333" loext:opacity="100%" fo:font-size="11pt" officeooo:rsid="006f2b84" style:font-size-asian="9.60000038146973pt" style:font-size-complex="11pt"/>
    </style:style>
    <style:style style:name="T94" style:family="text">
      <style:text-properties fo:color="#2a6099" loext:opacity="100%" fo:font-size="11pt" style:font-size-asian="9.60000038146973pt" style:font-size-complex="11pt"/>
    </style:style>
    <style:style style:name="T95" style:family="text">
      <style:text-properties officeooo:rsid="00801343"/>
    </style:style>
    <style:style style:name="T96" style:family="text">
      <style:text-properties officeooo:rsid="0097ab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11cm" fo:min-width="1.19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108cm" fo:min-width="1.19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111cm" fo:min-width="1.1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clan Urbaniak-Dornstauder</text:p>
      <text:p text:style-name="P6">3716081</text:p>
      <text:p text:style-name="P6">COMP 452</text:p>
      <text:p text:style-name="P6">Assignment <text:span text:style-name="T63">2</text:span> </text:p>
      <text:p text:style-name="P1"/>
      <text:p text:style-name="P24">Game 1 – A* <text:span text:style-name="T89">S</text:span>imulation</text:p>
      <text:p text:style-name="P2"/>
      <text:p text:style-name="P17">Overview</text:p>
      <text:p text:style-name="P9"/>
      <text:p text:style-name="P14">The application provides a simple interface to <text:span text:style-name="T77">edit</text:span> and search a 16 x 16 grid. To edit the grid, select one of the tile type icons in the toolbar to the right of the grid, then <text:span text:style-name="T88">click</text:span> a tile on the grid to change it to the selected type:</text:p>
      <text:p text:style-name="P14"><draw:frame draw:style-name="fr1" draw:name="Image1" text:anchor-type="char" svg:x="0.166cm" svg:y="0.318cm" svg:width="0.78cm" svg:height="0.78cm" draw:z-index="0"><draw:image xlink:href="Pictures/100000010000008000000080B93E9593.png" xlink:type="simple" xlink:show="embed" xlink:actuate="onLoad" draw:mime-type="image/png"/></draw:frame><draw:frame draw:style-name="fr2" draw:name="Image4" text:anchor-type="char" svg:x="7.643cm" svg:y="0.353cm" svg:width="0.753cm" svg:height="0.753cm" draw:z-index="3"><draw:image xlink:href="Pictures/1000000100000080000000805DC117CC.png" xlink:type="simple" xlink:show="embed" xlink:actuate="onLoad" draw:mime-type="image/png"/></draw:frame></text:p>
      <text:p text:style-name="P14"><text:tab/><text:span text:style-name="T75">D</text:span>efault terrain – cost <text:span text:style-name="T75">1<text:tab/><text:tab/><text:tab/>Obstacle</text:span></text:p>
      <text:p text:style-name="P14"><draw:frame draw:style-name="fr1" draw:name="Image2" text:anchor-type="char" svg:x="0.155cm" svg:y="0.319cm" svg:width="0.792cm" svg:height="0.792cm" draw:z-index="1"><draw:image xlink:href="Pictures/100000010000008000000080149F4294.png" xlink:type="simple" xlink:show="embed" xlink:actuate="onLoad" draw:mime-type="image/png"/></draw:frame><draw:frame draw:style-name="fr2" draw:name="Image5" text:anchor-type="char" svg:x="7.62cm" svg:y="0.332cm" svg:width="0.776cm" svg:height="0.776cm" draw:z-index="4"><draw:image xlink:href="Pictures/100000010000008000000080DF7DE5AF.png" xlink:type="simple" xlink:show="embed" xlink:actuate="onLoad" draw:mime-type="image/png"/></draw:frame></text:p>
      <text:p text:style-name="P14"><text:tab/><text:span text:style-name="T75">G</text:span>rassland terrain – <text:span text:style-name="T75">cost 3<text:tab/><text:tab/><text:tab/>Start/character</text:span></text:p>
      <text:p text:style-name="P14"><draw:frame draw:style-name="fr1" draw:name="Image3" text:anchor-type="char" svg:x="0.18cm" svg:y="0.377cm" svg:width="0.796cm" svg:height="0.796cm" draw:z-index="2"><draw:image xlink:href="Pictures/10000001000000800000008063A5BDDA.png" xlink:type="simple" xlink:show="embed" xlink:actuate="onLoad" draw:mime-type="image/png"/></draw:frame><draw:frame draw:style-name="fr1" draw:name="Image6" text:anchor-type="char" svg:x="7.609cm" svg:y="0.349cm" svg:width="0.806cm" svg:height="0.806cm" draw:z-index="5"><draw:image xlink:href="Pictures/100000010000008000000080C7152101.png" xlink:type="simple" xlink:show="embed" xlink:actuate="onLoad" draw:mime-type="image/png"/></draw:frame></text:p>
      <text:p text:style-name="P14"><text:tab/><text:span text:style-name="T75">S</text:span>wamp terrain – <text:span text:style-name="T75">cost 4<text:tab/><text:tab/><text:tab/><text:tab/>Goal</text:span></text:p>
      <text:p text:style-name="P9"/>
      <text:p text:style-name="P15"><text:span text:style-name="T87">Ob</text:span>stacle tiles can be removed individually by clicking <text:span text:style-name="T88">an</text:span> <text:span text:style-name="T77">obstacle</text:span> on the grid w<text:span text:style-name="T76">hile</text:span> the obstacle type selector <text:span text:style-name="T76">is</text:span> selected. <text:span text:style-name="T77">Because only a single start tile and a single goal tile </text:span><text:span text:style-name="T88">can (and must)</text:span><text:span text:style-name="T77"> exist on the grid, selecting a new position for these tiles will simply change the position of the tile that already exists. Lastly, the </text:span><text:span text:style-name="T8">Clear</text:span><text:span text:style-name="T77"> button sets all terrain on the grid to default terrain and clears all obstacles.</text:span></text:p>
      <text:p text:style-name="P15"/>
      <text:p text:style-name="P16">To start the path finding animation, press the <text:span text:style-name="T4">S</text:span><text:span text:style-name="T1">tart</text:span> button. You may wish to select the speed of the animation beforehand by selecting one of <text:span text:style-name="T82">four</text:span> radio buttons under <text:span text:style-name="T1">Speed</text:span>. As the animation plays, the character sprite will move <text:span text:style-name="T87">across</text:span> the grid <text:span text:style-name="T88">as it determines the shortest path to the goal tile</text:span>. <text:span text:style-name="T80">Orange</text:span> tiles represent <text:span text:style-name="T78">visited</text:span> tiles. If and once the character reaches the goal tile, a <text:span text:style-name="T79">shortest path</text:span> is represented by the sequence of tiles coloured <text:span text:style-name="T80">blue, </text:span><text:span text:style-name="T81">and t</text:span><text:span text:style-name="T82">he length of the shortest path can be seen in the bottom right corner under </text:span><text:span text:style-name="T4">Length</text:span><text:span text:style-name="T82">. Note that the path length includes the cost of the terrain at both the start and goal tiles.</text:span><text:line-break/><text:line-break/><text:span text:style-name="T82">To reconfigure the grid after the animation has finished, press </text:span><text:span text:style-name="T84">the </text:span><text:span text:style-name="T4">Reset</text:span><text:span text:style-name="T82"> </text:span><text:span text:style-name="T84">button</text:span>. <text:span text:style-name="T82">The grid can only be edited after resetting. The grid can also be reset at any time during the animation.</text:span></text:p>
      <text:p text:style-name="P9"><text:tab/></text:p>
      <text:p text:style-name="P17"/>
      <text:p text:style-name="P17">Logic and Design</text:p>
      <text:p text:style-name="P9"/>
      <text:p text:style-name="P10">The game is <text:span text:style-name="T83">implemented as </text:span>a JavaFX application that uses an MVC-like design pattern to structure its various classes. <text:span text:style-name="T85">In this case, there is a single model class containing th</text:span><text:span text:style-name="T88">e </text:span><text:span text:style-name="T85">game logic and data that communicates with various view classes through a publish-subscribe mechanism. A simple controller class is used to handle the events generated in the view classes </text:span><text:span text:style-name="T88">and </text:span><text:span text:style-name="T85">update the model. </text:span>I have organized the project directory to reflect the components of <text:span text:style-name="T64">MVC</text:span>, <text:span text:style-name="T64">where most of the classes are organized into separate </text:span><text:span text:style-name="T7">model/ </text:span><text:span text:style-name="T64">and </text:span><text:span text:style-name="T7">view/ </text:span><text:span text:style-name="T64">sub-directories. The rest of the classes, including the controller class, are not contained in a sub-directory:</text:span></text:p>
      <text:p text:style-name="P10"/>
      <text:list xml:id="list3879835157" text:style-name="L1">
        <text:list-item>
          <text:p text:style-name="P25">model/</text:p>
          <text:list>
            <text:list-item>
              <text:p text:style-name="P30">AstarNode.java – <text:span text:style-name="T11">helper class to represent grid tiles as nodes </text:span><text:span text:style-name="T20">with helpful properties</text:span></text:p>
            </text:list-item>
          </text:list>
        </text:list-item>
      </text:list>
      <text:list text:style-name="L2">
        <text:list-item>
          <text:list>
            <text:list-item>
              <text:p text:style-name="P27">Model.java –<text:span text:style-name="T11"> main model class </text:span><text:span text:style-name="T13">that </text:span><text:span text:style-name="T11">contain</text:span><text:span text:style-name="T13">s</text:span><text:span text:style-name="T11"> the majority of the application’s logic and data</text:span></text:p>
            </text:list-item>
            <text:list-item>
              <text:p text:style-name="P27"><text:soft-page-break/>PublishSubscribe.java – <text:span text:style-name="T15">i</text:span><text:span text:style-name="T11">nterface used by </text:span><text:span text:style-name="T13">view </text:span><text:span text:style-name="T11">components to receive data from the model</text:span></text:p>
            </text:list-item>
          </text:list>
        </text:list-item>
        <text:list-item>
          <text:p text:style-name="P27">view/</text:p>
          <text:list>
            <text:list-item>
              <text:p text:style-name="P31"><text:span text:style-name="T65">C</text:span>ontrolMenu.java<text:span text:style-name="T11"> – </text:span><text:span text:style-name="T13">parent component of a</text:span><text:span text:style-name="T16">ll </text:span><text:span text:style-name="T13">components that make up the </text:span><text:span text:style-name="T16">bottom-r</text:span><text:span text:style-name="T13">ight toolbar</text:span></text:p>
            </text:list-item>
            <text:list-item>
              <text:p text:style-name="P31">GridTile.java <text:span text:style-name="T11">– <text:s/></text:span><text:span text:style-name="T14">component representing a single tile of the </text:span><text:span text:style-name="T16">GridView</text:span></text:p>
            </text:list-item>
            <text:list-item>
              <text:p text:style-name="P31">GridView.java<text:span text:style-name="T11"> – </text:span><text:span text:style-name="T14">grid of </text:span><text:span text:style-name="T16">GridTile</text:span><text:span text:style-name="T14"> components, making up the entire visual grid</text:span></text:p>
            </text:list-item>
            <text:list-item>
              <text:p text:style-name="P32">StartResetButton.java<text:span text:style-name="T11"> – </text:span><text:span text:style-name="T16">component to start and reset the path finding simulation</text:span></text:p>
            </text:list-item>
            <text:list-item>
              <text:p text:style-name="P32">TileMenu.java <text:span text:style-name="T11">– </text:span><text:span text:style-name="T16">parent component of TileSelector components, representing the tile selection menu</text:span></text:p>
            </text:list-item>
            <text:list-item>
              <text:p text:style-name="P32">TileSelector.java<text:span text:style-name="T11"> – </text:span><text:span text:style-name="T16">component to select a given tile type to modify the grid</text:span></text:p>
            </text:list-item>
          </text:list>
        </text:list-item>
        <text:list-item>
          <text:p text:style-name="P27">App.java –<text:span text:style-name="T11"> </text:span><text:span text:style-name="T13">class to initialize components related to the application itself (stage, scene, root, etc.)</text:span></text:p>
        </text:list-item>
        <text:list-item>
          <text:p text:style-name="P27">Controller.java –<text:span text:style-name="T13"> event handling class used by view components to perform actions in the model</text:span></text:p>
        </text:list-item>
        <text:list-item>
          <text:p text:style-name="P27">Main.java –<text:span text:style-name="T11"> </text:span><text:span text:style-name="T13">entry point class required to build JavaFX .jar files </text:span></text:p>
        </text:list-item>
      </text:list>
      <text:p text:style-name="P12"/>
      <text:p text:style-name="P7"><text:span text:style-name="T86">The most important logic is contained in </text:span><text:span text:style-name="T5">Model.java. </text:span><text:span text:style-name="T17">This class contains all the logic to </text:span><text:span text:style-name="T18">setup, update, and perform a search on the grid. The other classes, while managing their own states, only do so in a way to visually reflect the state of the model, and are therefore dependent on it. </text:span></text:p>
      <text:p text:style-name="P7"><text:span text:style-name="T18"/></text:p>
      <text:p text:style-name="P8"><text:span text:style-name="T18">The path finding A* algorithm is implemented in the model in the function </text:span><text:span text:style-name="T6">AstarSearch</text:span><text:span text:style-name="T18">() with the addition of a few helper functions. This </text:span><text:span text:style-name="T19">function </text:span><text:span text:style-name="T18">performs a breadth-first search </text:span><text:span text:style-name="T20">on the grid </text:span><text:span text:style-name="T18">to determine the shortest path from a starting node to a goal node using both the heuristic cost </text:span><text:span text:style-name="T19">(hCost)</text:span><text:span text:style-name="T18"> and traversal costs </text:span><text:span text:style-name="T19">(gCost) </text:span><text:span text:style-name="T18">of the </text:span><text:span text:style-name="T19">visited nodes</text:span><text:span text:style-name="T18">. In this case, the heuristic cost is simply the minimum number of nodes a node is away from the goal ignor</text:span><text:span text:style-name="T19">ing</text:span><text:span text:style-name="T18"> the types of terrain on the grid. This is calculated in the </text:span><text:span text:style-name="T6">calculateHCost</text:span><text:span text:style-name="T18">() helper function used in the path finding function. </text:span></text:p>
      <text:p text:style-name="P8"><text:span text:style-name="T18"/></text:p>
      <text:p text:style-name="P3"><text:span text:style-name="T61">Each node of the graph is of type A</text:span><text:span text:style-name="T62">S</text:span><text:span text:style-name="T61">tarNode, which is a helper class used to keep track of a node’s fCost (hCost + gCost) and previous node throughout the traversal. These properties simplify the process of polling the next best node in the breadth-first search and retracing the shortest path if and once the goal node is reached.</text:span><text:line-break/></text:p>
      <text:p text:style-name="P4"/>
      <text:p text:style-name="P4"><text:span text:style-name="T63">Game 2 – Finite </text:span><text:span text:style-name="T89">S</text:span><text:span text:style-name="T63">tate </text:span><text:span text:style-name="T89">M</text:span><text:span text:style-name="T63">achine </text:span><text:span text:style-name="T89">Stimulation</text:span><text:span text:style-name="T63"><text:line-break/><text:line-break/></text:span><text:span text:style-name="T59">Overview</text:span></text:p>
      <text:p text:style-name="P4"><text:span text:style-name="T59"/></text:p>
      <text:p text:style-name="P21"><text:span text:style-name="T43">T</text:span><text:span text:style-name="T42">his application simulates the behaviour of AI ant characters in a grid. This behaviour is based on the state of an ant according to simple state machine and the type of terrain an ant is positioned on as it navigates grid:<text:line-break/></text:span><draw:frame draw:style-name="fr1" draw:name="Image9" text:anchor-type="char" svg:x="6.331cm" svg:y="1.416cm" svg:width="0.76cm" svg:height="0.76cm" draw:z-index="8"><draw:image xlink:href="Pictures/1000000100000080000000802837B10B.png" xlink:type="simple" xlink:show="embed" xlink:actuate="onLoad" draw:mime-type="image/png"/></draw:frame><draw:frame draw:style-name="fr1" draw:name="Image11" text:anchor-type="char" svg:x="12.58cm" svg:y="1.393cm" svg:width="0.739cm" svg:height="0.739cm" draw:z-index="10"><draw:image xlink:href="Pictures/1000000100000080000000809678BCDD.png" xlink:type="simple" xlink:show="embed" xlink:actuate="onLoad" draw:mime-type="image/png"/></draw:frame><draw:frame draw:style-name="fr1" draw:name="Image7" text:anchor-type="char" svg:x="0.102cm" svg:y="1.36cm" svg:width="0.78cm" svg:height="0.78cm" draw:z-index="6"><draw:image xlink:href="Pictures/100000010000008000000080FC8D77DF.png" xlink:type="simple" xlink:show="embed" xlink:actuate="onLoad" draw:mime-type="image/png"/></draw:frame></text:p>
      <text:p text:style-name="P22"><text:span text:style-name="T42"><text:tab/>Default terrain<text:tab/><text:tab/><text:tab/><text:tab/>Poison terrain<text:tab/><text:tab/><text:tab/></text:span><text:span text:style-name="T45">Food</text:span><text:span text:style-name="T42"> terrain</text:span></text:p>
      <text:p text:style-name="P21"><draw:frame draw:style-name="fr1" draw:name="Image8" text:anchor-type="char" svg:x="0.102cm" svg:y="0.393cm" svg:width="0.755cm" svg:height="0.755cm" draw:z-index="7"><draw:image xlink:href="Pictures/100000010000008000000080ACBD81F6.png" xlink:type="simple" xlink:show="embed" xlink:actuate="onLoad" draw:mime-type="image/png"/></draw:frame><draw:frame draw:style-name="fr1" draw:name="Image10" text:anchor-type="char" svg:x="6.35cm" svg:y="0.365cm" svg:width="0.751cm" svg:height="0.751cm" draw:z-index="9"><draw:image xlink:href="Pictures/100000010000008000000080B93E9593.png" xlink:type="simple" xlink:show="embed" xlink:actuate="onLoad" draw:mime-type="image/png"/></draw:frame><text:span text:style-name="T42"/></text:p>
      <text:p text:style-name="P21"><text:span text:style-name="T42"><text:tab/></text:span><text:span text:style-name="T44">Water terrain<text:tab/><text:tab/><text:tab/><text:tab/>Home terrain</text:span></text:p>
      <text:p text:style-name="P21"><text:span text:style-name="T44"/></text:p>
      <text:p text:style-name="P45"><text:span text:style-name="T44">T</text:span><text:span text:style-name="T42">he position of each tile </text:span><text:span text:style-name="T47">in the grid is randomly determined when the simulation begins, but the tile types generate at predictable ratios of the total number of tiles: 2.5% water tiles, 2.5% poison, 0.5% home, 1.5 </text:span><text:span text:style-name="T51">x # starting ants food</text:span><text:span text:style-name="T47"> </text:span><text:span text:style-name="T55">tiles </text:span><text:span text:style-name="T47">(max. 50%), and the remainder default.</text:span></text:p>
      <text:p text:style-name="P46"><text:span text:style-name="T44"/></text:p>
      <text:p text:style-name="P23"><text:span text:style-name="T44"/></text:p>
      <text:p text:style-name="P23"><text:span text:style-name="T44"/></text:p>
      <text:p text:style-name="P23"><text:soft-page-break/><text:span text:style-name="T44">A</text:span><text:span text:style-name="T42">nts can be in one of three states at a time. When an ant spawns, it will be in the </text:span><text:span text:style-name="T90">searching for food</text:span><text:span text:style-name="T42"> state, where it will move randomly to adjacent tiles until it traverses to a food tile. Upon reaching a food tile, the ant will transition to the </text:span><text:span text:style-name="T92">returning home</text:span><text:span text:style-name="T42"> state, where it will path directly to the nearest home tile. Once an ant reaches the home tile, it will transition to the </text:span><text:span text:style-name="T94">searching for water</text:span><text:span text:style-name="T42"> state. This state functions identically to the </text:span><text:span text:style-name="T90">searching for food</text:span><text:span text:style-name="T42"> state, but an ant must reach a water tile instead of </text:span><text:span text:style-name="T48">a </text:span><text:span text:style-name="T42">food </text:span><text:span text:style-name="T48">tile</text:span><text:span text:style-name="T42">. Upon traversing to a water tile in this state, the ant will return to the </text:span><text:span text:style-name="T90">searching for food</text:span><text:span text:style-name="T42"> state. </text:span><text:span text:style-name="T48">During the simulation, t</text:span><text:span text:style-name="T42">he colour of an ant will change </text:span><text:span text:style-name="T57">to reflect </text:span><text:span text:style-name="T42">the state it is in:</text:span></text:p>
      <text:p text:style-name="P23"><draw:frame draw:style-name="fr1" draw:name="Image13" text:anchor-type="char" svg:x="6.481cm" svg:y="0.355cm" svg:width="0.757cm" svg:height="0.757cm" draw:z-index="12"><draw:image xlink:href="Pictures/1000000100000080000000805DC117CC.png" xlink:type="simple" xlink:show="embed" xlink:actuate="onLoad" draw:mime-type="image/png"/></draw:frame><text:span text:style-name="T46"/></text:p>
      <text:p text:style-name="P23"><draw:custom-shape text:anchor-type="paragraph" draw:z-index="15" draw:name="Shape 3" draw:style-name="gr2" draw:text-style-name="P47" svg:width="1.304cm" svg:height="0.288cm" draw:transform="rotate (0.619068285682389) translate (5.00591666666667cm 1.20120833333333cm)"><text:p/><draw:enhanced-geometry svg:viewBox="0 0 21600 21600" draw:mirror-horizontal="false" draw:mirror-vertical="false" draw:text-areas="0 ?f0 ?f5 ?f2" draw:type="right-arrow" draw:modifiers="16600.9900990099 6763.6363636363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 2" draw:style-name="gr3" draw:text-style-name="P47" svg:width="1.31cm" svg:height="0.292cm" draw:transform="skewX (-0.00610865238198019) rotate (-0.616799357654796) translate (11.8339305555556cm 0.405694444444444cm)"><text:p/><draw:enhanced-geometry svg:viewBox="0 0 21600 21600" draw:mirror-horizontal="false" draw:mirror-vertical="false" draw:text-areas="0 ?f0 ?f5 ?f2" draw:type="right-arrow" draw:modifiers="16600.9900990099 6763.6363636363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6"><text:tab/><text:tab/><text:tab/><text:tab/><text:tab/><text:tab/>Red – Searching for food </text:span></text:p>
      <text:p text:style-name="P23"><text:span text:style-name="T46"/></text:p>
      <text:p text:style-name="P23"><draw:frame draw:style-name="fr1" draw:name="Image12" text:anchor-type="char" svg:x="10.206cm" svg:y="0.369cm" svg:width="0.753cm" svg:height="0.753cm" draw:z-index="11"><draw:image xlink:href="Pictures/100000010000008000000080DF7DE5AF.png" xlink:type="simple" xlink:show="embed" xlink:actuate="onLoad" draw:mime-type="image/png"/></draw:frame><draw:frame draw:style-name="fr1" draw:name="Image14" text:anchor-type="char" svg:x="2.738cm" svg:y="0.344cm" svg:width="0.766cm" svg:height="0.766cm" draw:z-index="13"><draw:image xlink:href="Pictures/1000000100000080000000805D78D18D.png" xlink:type="simple" xlink:show="embed" xlink:actuate="onLoad" draw:mime-type="image/png"/></draw:frame><text:span text:style-name="T46"/></text:p>
      <text:p text:style-name="P42"><draw:custom-shape text:anchor-type="paragraph" draw:z-index="16" draw:name="Shape 1" draw:style-name="gr1" draw:text-style-name="P47" svg:width="1.304cm" svg:height="0.292cm" draw:transform="skewX (0.00610865238198015) rotate (3.1388001267866) translate (9.65552777777778cm 0.365125cm)"><text:p/><draw:enhanced-geometry svg:viewBox="0 0 21600 21600" draw:mirror-horizontal="false" draw:mirror-vertical="false" draw:text-areas="0 ?f0 ?f5 ?f2" draw:type="right-arrow" draw:modifiers="16600.9900990099 6763.6363636363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6"><text:tab/><text:tab/>Blue – Searching for water<text:tab/><text:tab/><text:tab/>Black – Returning home</text:span><text:span text:style-name="T42"><text:line-break/><text:line-break/></text:span></text:p>
      <text:p text:style-name="P42"><text:span text:style-name="T49">When an ant reaches a food tile in the </text:span><text:span text:style-name="T91">searching for food state</text:span><text:span text:style-name="T49">, this tile will turn into default </text:span><text:span text:style-name="T54">terrain</text:span><text:span text:style-name="T49"> and a new food tile will appear at random tile in the grid to replace the one that was consumed. When an ant reaches a home tile in the </text:span><text:span text:style-name="T93">returning home state</text:span><text:span text:style-name="T49">, both a new ant and a food tile will spawn on/</text:span><text:span text:style-name="T54">replace</text:span><text:span text:style-name="T49"> random default tile</text:span><text:span text:style-name="T54">s</text:span><text:span text:style-name="T49"> in the grid. In any state, an ant will die and be permanently removed from the grid if it traverses to a poison tile. </text:span><text:span text:style-name="T50">Be aware that</text:span><text:span text:style-name="T52"> </text:span><text:span text:style-name="T50">ant</text:span><text:span text:style-name="T52">s</text:span><text:span text:style-name="T50"> are not very patient – if a poison tile happens to be </text:span><text:span text:style-name="T56">part of the </text:span><text:span text:style-name="T50">shortest path to a home tile when an ant is returning home, an ant will still die when it travels to the poison tile.<text:line-break/><text:line-break/></text:span><text:span text:style-name="T53">To begin the simulation, enter the starting number of ants in the text field under </text:span><text:span text:style-name="T60">Initial number of ants</text:span><text:span text:style-name="T53">, then click the </text:span><text:span text:style-name="T60">Start </text:span><text:span text:style-name="T53">button under </text:span><text:span text:style-name="T60">Simulation control</text:span><text:span text:style-name="T53">. You may wish to change the dimensions of the grid to one of the three presets beforehand using the radio buttons under </text:span><text:span text:style-name="T60">Grid dimensions</text:span><text:span text:style-name="T53">. Note that the number of ants on the grid at once cannot exceed ~33.3% of the total number of tiles. This was done in an attempt to balance the ratio of ants and tiles when the grid is at low capacity.<text:line-break/></text:span></text:p>
      <text:p text:style-name="P43"><text:span text:style-name="T53">A</text:span><text:span text:style-name="T42">fter the simulation has started and is running, you can pause the simulation in its current state and resume it using the </text:span><text:span text:style-name="T58">Pause/Play </text:span><text:span text:style-name="T42">button under </text:span><text:span text:style-name="T58">Simulation control</text:span><text:span text:style-name="T42">. If you wish to reconfigure the simulation at any time during its runtime, you must reset it using the </text:span><text:span text:style-name="T58">Reset </text:span><text:span text:style-name="T42">button.</text:span></text:p>
      <text:p text:style-name="P38"/>
      <text:p text:style-name="P38"/>
      <text:p text:style-name="P18">Logic and Design</text:p>
      <text:p text:style-name="P24"><text:span text:style-name="T42"/></text:p>
      <text:p text:style-name="P11"><text:span text:style-name="T95">Like the previous game, t</text:span>h<text:span text:style-name="T65">is game is also</text:span> a JavaFX application <text:span text:style-name="T65">and uses the exact same design pattern. Likewise, the project directory is also structured the same way:</text:span> </text:p>
      <text:p text:style-name="P13"/>
      <text:list text:continue-list="list3879835157" text:style-name="L1">
        <text:list-item>
          <text:p text:style-name="P26">model/</text:p>
        </text:list-item>
      </text:list>
      <text:list text:style-name="L3">
        <text:list-item>
          <text:list>
            <text:list-item>
              <text:p text:style-name="P28">Ant.java –<text:span text:style-name="T11"> data class to represent each ant on the grid</text:span></text:p>
            </text:list-item>
            <text:list-item>
              <text:p text:style-name="P28">GridPosition.java –<text:span text:style-name="T11"> helper class to represent grid positions</text:span></text:p>
            </text:list-item>
            <text:list-item>
              <text:p text:style-name="P28">Model.java –<text:span text:style-name="T11"> main model class </text:span><text:span text:style-name="T13">that </text:span><text:span text:style-name="T11">contain</text:span><text:span text:style-name="T13">s</text:span><text:span text:style-name="T11"> the majority of the application’s logic and data</text:span></text:p>
            </text:list-item>
            <text:list-item>
              <text:p text:style-name="P28">PublishSubscribe.java – <text:span text:style-name="T11">interface used by </text:span><text:span text:style-name="T13">view </text:span><text:span text:style-name="T11">components to receive data from the model</text:span></text:p>
            </text:list-item>
          </text:list>
        </text:list-item>
        <text:list-item>
          <text:p text:style-name="P28">view/</text:p>
          <text:list>
            <text:list-item>
              <text:p text:style-name="P28">AntNumberEntry.java –<text:span text:style-name="T13"> component to input the starting number of ants</text:span></text:p>
            </text:list-item>
            <text:list-item>
              <text:p text:style-name="P28">ControlMenu.java –<text:span text:style-name="T11"> </text:span><text:span text:style-name="T13">parent component of all components that make up the right toolbar</text:span></text:p>
            </text:list-item>
            <text:list-item>
              <text:p text:style-name="P28">EnvironmentGrid.java –<text:span text:style-name="T11"> </text:span><text:span text:style-name="T14">grid of EnvironmentTile components, making up the entire visual grid</text:span></text:p>
            </text:list-item>
            <text:list-item>
              <text:p text:style-name="P28"><text:soft-page-break/>EnvironmentTile.java –<text:span text:style-name="T11"> </text:span><text:span text:style-name="T14">component representing a single tile of the EnvironmentGrid</text:span></text:p>
            </text:list-item>
            <text:list-item>
              <text:p text:style-name="P28">GridDimensionToggle.java<text:span text:style-name="T11"> – </text:span><text:span text:style-name="T14">component of radio buttons to select the dimensions of the grid</text:span></text:p>
            </text:list-item>
            <text:list-item>
              <text:p text:style-name="P28">SimulationControlButtons.java –<text:span text:style-name="T14"> component of buttons to start and generally control the simulation</text:span></text:p>
            </text:list-item>
          </text:list>
        </text:list-item>
        <text:list-item>
          <text:p text:style-name="P28">App.java –<text:span text:style-name="T11"> </text:span><text:span text:style-name="T13">class to initialize components related to the application itself (stage, scene, root, etc.)</text:span></text:p>
        </text:list-item>
        <text:list-item>
          <text:p text:style-name="P28">Controller.java –<text:span text:style-name="T13"> event handling class used by view components to perform actions in the model</text:span></text:p>
        </text:list-item>
        <text:list-item>
          <text:p text:style-name="P28"><text:span text:style-name="T66">Main.java –</text:span><text:span text:style-name="T21"> </text:span><text:span text:style-name="T22">entry point class required to build JavaFX .jar files </text:span></text:p>
        </text:list-item>
      </text:list>
      <text:p text:style-name="P29"><text:span text:style-name="T22"/></text:p>
      <text:p text:style-name="P35"><text:span text:style-name="T21">The </text:span><text:span text:style-name="T67">Model.java</text:span><text:span text:style-name="T21"> </text:span><text:span text:style-name="T24">class </text:span><text:span text:style-name="T21">contains </text:span><text:span text:style-name="T24">all the logic to run the simulation, including the ability to generate the environment, start the animation, and retrieve the next move from each ant. </text:span><text:span text:style-name="T25">Specifically, the model only </text:span><text:span text:style-name="T24">tell</text:span><text:span text:style-name="T25">s</text:span><text:span text:style-name="T24"> </text:span><text:span text:style-name="T25">an ant to move</text:span><text:span text:style-name="T32">, </text:span><text:span text:style-name="T25">then retriev</text:span><text:span text:style-name="T26">es</text:span><text:span text:style-name="T25"> its movement – ‘how’</text:span><text:span text:style-name="T24"> an </text:span><text:span text:style-name="T25">ant should move is </text:span><text:span text:style-name="T26">handled internally by </text:span><text:span text:style-name="T32">the ant </text:span><text:span text:style-name="T25">in the </text:span><text:span text:style-name="T68">Ant.java </text:span><text:span text:style-name="T25">class. </text:span><text:span text:style-name="T27">Based on it’s </text:span><text:span text:style-name="T28">current </text:span><text:span text:style-name="T27">state </text:span><text:span text:style-name="T32">defined by the</text:span><text:span text:style-name="T29"> enum, </text:span><text:span text:style-name="T70">AntState</text:span><text:span text:style-name="T27">, an ant will either execute </text:span><text:span text:style-name="T69">roam</text:span><text:span text:style-name="T27">() or </text:span><text:span text:style-name="T69">path</text:span><text:span text:style-name="T27">(). The former chooses a random adjacent tile from an ant’s current tile to move to. The latter uses a breadth-first search to determine </text:span><text:span text:style-name="T28">a</text:span><text:span text:style-name="T27"> </text:span><text:span text:style-name="T28">shortest </text:span><text:span text:style-name="T27">path towards the nearest home tile from an ant’s current position and add</text:span><text:span text:style-name="T28">s</text:span><text:span text:style-name="T27"> the tiles of this path to an ant’s queue of next move</text:span><text:span text:style-name="T28">s</text:span><text:span text:style-name="T27">. The model then coordinates the movement </text:span><text:span text:style-name="T36">of </text:span><text:span text:style-name="T27">the ants </text:span><text:span text:style-name="T32">to determine </text:span><text:span text:style-name="T27">if a move to a tile is possible. </text:span><text:span text:style-name="T32">If it is, the grid and Ant object will update. If not, </text:span><text:span text:style-name="T27">an ant will simply stay in place for a frame, then attempt to move again on the next one. </text:span><text:span text:style-name="T32">Note that only a single ant can occupy a tile at a time. For this reason it is best to use a smaller number of </text:span><text:span text:style-name="T36">starting </text:span><text:span text:style-name="T32">ants when running the simulation.</text:span></text:p>
      <text:p text:style-name="P35"><text:span text:style-name="T27"><text:line-break/></text:span><text:span text:style-name="T29">The state machine is implemented in </text:span><text:span text:style-name="T70">Model.java </text:span><text:span text:style-name="T29">in the </text:span><text:span text:style-name="T70">moveAnts</text:span><text:span text:style-name="T29">() function. This function uses a switch case on the current type of terrain an ant is positioned on after a frame update, then determines what should happen based on the current state of an ant. </text:span><text:span text:style-name="T30">There is not much to be said about this function, as it follows the same logic describing how an ant should behave. </text:span><text:span text:style-name="T37">In code, this means </text:span><text:span text:style-name="T30">updating its </text:span><text:span text:style-name="T71">AntState</text:span><text:span text:style-name="T30"> value and </text:span><text:span text:style-name="T37">executing</text:span><text:span text:style-name="T30"> various functions. </text:span><text:span text:style-name="T31">The exception is the </text:span><text:span text:style-name="T32">addition of the</text:span><text:span text:style-name="T31"> </text:span><text:span text:style-name="T72">isPaused</text:span><text:span text:style-name="T31"> flag for an ant. This is used as an intermediary state to pause an ant in place whenever some action is to occur, and exists solely for visual clarity. For example, without this flag, you would not see an ant move to a poison tile and die after a frame update – it would just disappear from </text:span><text:span text:style-name="T33">the</text:span><text:span text:style-name="T31"> adjacent tile </text:span><text:span text:style-name="T34">it was previously positioned at</text:span><text:span text:style-name="T31">.</text:span></text:p>
      <text:p text:style-name="P34"><text:span text:style-name="T27"/></text:p>
      <text:p text:style-name="P36"><text:span text:style-name="T73">Issues/b</text:span><text:span text:style-name="T74">ugs</text:span></text:p>
      <text:p text:style-name="P36"><text:span text:style-name="T23"/></text:p>
      <text:list text:style-name="L6">
        <text:list-item>
          <text:p text:style-name="P37"><text:span text:style-name="T35">There is currently an issue that occasionally causes ants to </text:span><text:span text:style-name="T38">skip a tile when they are moving </text:span><text:span text:style-name="T35">or not move at all after a frame update.</text:span></text:p>
        </text:list-item>
        <text:list-item>
          <text:p text:style-name="P37"><text:span text:style-name="T35">The ants </text:span><text:span text:style-name="T39">(I’m not sorry)</text:span><text:span text:style-name="T35">.</text:span></text:p>
        </text:list-item>
      </text:list>
      <text:p text:style-name="P44"/>
      <text:p text:style-name="P20">Instructions to run the games</text:p>
      <text:p text:style-name="P5"/>
      <text:list text:style-name="L4">
        <text:list-item>
          <text:p text:style-name="P39">I have provided <text:span text:style-name="T63">two </text:span>zip file<text:span text:style-name="T63">s, </text:span><text:span text:style-name="T3">a2_1.zip</text:span><text:span text:style-name="T63"> and <text:s/></text:span><text:span text:style-name="T3">a2_2.zip</text:span><text:span text:style-name="T63">, both</text:span> containing <text:span text:style-name="T63">the project directories for both games respectively. I have also included the executable jar files for both games.</text:span></text:p>
        </text:list-item>
        <text:list-item>
          <text:p text:style-name="P39">The jar file<text:span text:style-name="T63">s</text:span> can be ran via the command line with <text:span text:style-name="T1">java -</text:span><text:span text:style-name="T9">jar</text:span><text:span text:style-name="T1"> </text:span><text:span text:style-name="T3">jarname.jar</text:span><text:span text:style-name="T1"> </text:span><text:span text:style-name="T11">or by </text:span><text:span text:style-name="T12">simply double clicking the </text:span><text:span text:style-name="T11">execu</text:span><text:span text:style-name="T12">table if your OS allows it.</text:span></text:p>
        </text:list-item>
        <text:list-item>
          <text:p text:style-name="P40">Otherwise, the project can be <text:span text:style-name="T40">compiled</text:span> and ran using <text:span text:style-name="T1">./run </text:span>in the <text:span text:style-name="T40">project’s </text:span>root <text:span text:style-name="T40">directory</text:span>. <text:span text:style-name="T40">You can also rebuild the provided jar</text:span><text:span text:style-name="T63">s</text:span><text:span text:style-name="T40"> using </text:span><text:span text:style-name="T2">./build</text:span><text:span text:style-name="T40"> in the</text:span><text:span text:style-name="T63">ir</text:span><text:span text:style-name="T40"> root director</text:span><text:span text:style-name="T63">ies</text:span><text:span text:style-name="T40">, and </text:span><text:span text:style-name="T41">the newly built jar</text:span><text:span text:style-name="T63">s</text:span><text:span text:style-name="T40"> will be in the</text:span><text:span text:style-name="T63">ir</text:span><text:span text:style-name="T40"> </text:span><text:span text:style-name="T2">out/</text:span><text:span text:style-name="T40"> directory.</text:span></text:p>
        </text:list-item>
      </text:list>
      <text:p text:style-name="P6"/>
      <text:p text:style-name="P19"><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Contents" style:display-name="List Contents" style:family="paragraph" style:parent-style-name="Standard" style:class="html">
      <style:paragraph-properties fo:margin-left="1cm"/>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16:14:05.097314236</meta:creation-date>
    <dc:date>2025-01-04T20:53:45.066343583</dc:date>
    <meta:editing-duration>PT16H56M34S</meta:editing-duration>
    <meta:editing-cycles>86</meta:editing-cycles>
    <meta:generator>LibreOffice/24.2.7.2$Linux_X86_64 LibreOffice_project/420$Build-2</meta:generator>
    <meta:print-date>2025-01-04T20:54:06.766700664</meta:print-date>
    <meta:printed-by>PDF files</meta:printed-by>
    <meta:document-statistic meta:table-count="0" meta:image-count="14" meta:object-count="0" meta:page-count="4" meta:paragraph-count="68" meta:word-count="1983" meta:character-count="11469" meta:non-whitespace-character-count="9502"/>
  </office:meta>
</office:document-meta>
</file>